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string">
            <text:p>numb</text:p>
          </table:table-cell>
          <table:table-cell office:value-type="float" office:value="-0.998338442727">
            <text:p>-0.998</text:p>
          </table:table-cell>
          <table:table-cell/>
          <table:table-cell office:value-type="string">
            <text:p>up</text:p>
          </table:table-cell>
          <table:table-cell office:value-type="float" office:value="0.991770252951">
            <text:p>0.992</text:p>
          </table:table-cell>
          <table:table-cell/>
        </table:table-row>
        <table:table-row table:style-name="ro1">
          <table:table-cell office:value-type="string">
            <text:p>dread</text:p>
          </table:table-cell>
          <table:table-cell office:value-type="float" office:value="-0.991770252951">
            <text:p>-0.992</text:p>
          </table:table-cell>
          <table:table-cell/>
          <table:table-cell office:value-type="string">
            <text:p>crystalise</text:p>
          </table:table-cell>
          <table:table-cell office:value-type="float" office:value="0.959237796022">
            <text:p>0.959</text:p>
          </table:table-cell>
          <table:table-cell/>
        </table:table-row>
        <table:table-row table:style-name="ro1">
          <table:table-cell office:value-type="string">
            <text:p>regret</text:p>
          </table:table-cell>
          <table:table-cell office:value-type="float" office:value="-0.959237796022">
            <text:p>-0.959</text:p>
          </table:table-cell>
          <table:table-cell/>
          <table:table-cell office:value-type="string">
            <text:p>crystalize</text:p>
          </table:table-cell>
          <table:table-cell office:value-type="float" office:value="0.959237796022">
            <text:p>0.959</text:p>
          </table:table-cell>
          <table:table-cell/>
        </table:table-row>
        <table:table-row table:style-name="ro1">
          <table:table-cell office:value-type="string">
            <text:p>disdain</text:p>
          </table:table-cell>
          <table:table-cell office:value-type="float" office:value="-0.939189937375">
            <text:p>-0.939</text:p>
          </table:table-cell>
          <table:table-cell/>
          <table:table-cell office:value-type="string">
            <text:p>crystallise</text:p>
          </table:table-cell>
          <table:table-cell office:value-type="float" office:value="0.959237796022">
            <text:p>0.959</text:p>
          </table:table-cell>
          <table:table-cell/>
        </table:table-row>
        <table:table-row table:style-name="ro1">
          <table:table-cell office:value-type="string">
            <text:p>scorch</text:p>
          </table:table-cell>
          <table:table-cell office:value-type="float" office:value="-0.909282046711">
            <text:p>-0.909</text:p>
          </table:table-cell>
          <table:table-cell/>
          <table:table-cell office:value-type="string">
            <text:p>crystallize</text:p>
          </table:table-cell>
          <table:table-cell office:value-type="float" office:value="0.959237796022">
            <text:p>0.959</text:p>
          </table:table-cell>
          <table:table-cell/>
        </table:table-row>
        <table:table-row table:style-name="ro1">
          <table:table-cell office:value-type="string">
            <text:p>deject</text:p>
          </table:table-cell>
          <table:table-cell office:value-type="float" office:value="-0.864664716763">
            <text:p>-0.865</text:p>
          </table:table-cell>
          <table:table-cell/>
          <table:table-cell office:value-type="string">
            <text:p>enlighten</text:p>
          </table:table-cell>
          <table:table-cell office:value-type="float" office:value="0.959237796022">
            <text:p>0.959</text:p>
          </table:table-cell>
          <table:table-cell/>
        </table:table-row>
        <table:table-row table:style-name="ro1">
          <table:table-cell office:value-type="string">
            <text:p>detest</text:p>
          </table:table-cell>
          <table:table-cell office:value-type="float" office:value="-0.864664716763">
            <text:p>-0.865</text:p>
          </table:table-cell>
          <table:table-cell/>
          <table:table-cell office:value-type="string">
            <text:p>brighten</text:p>
          </table:table-cell>
          <table:table-cell office:value-type="float" office:value="0.939189937375">
            <text:p>0.939</text:p>
          </table:table-cell>
          <table:table-cell/>
        </table:table-row>
        <table:table-row table:style-name="ro1">
          <table:table-cell office:value-type="string">
            <text:p>dispirit</text:p>
          </table:table-cell>
          <table:table-cell office:value-type="float" office:value="-0.864664716763">
            <text:p>-0.865</text:p>
          </table:table-cell>
          <table:table-cell/>
          <table:table-cell office:value-type="string">
            <text:p>alert</text:p>
          </table:table-cell>
          <table:table-cell office:value-type="float" office:value="0.928558731104">
            <text:p>0.929</text:p>
          </table:table-cell>
          <table:table-cell/>
        </table:table-row>
        <table:table-row table:style-name="ro1">
          <table:table-cell office:value-type="string">
            <text:p>hate</text:p>
          </table:table-cell>
          <table:table-cell office:value-type="float" office:value="-0.864664716763">
            <text:p>-0.865</text:p>
          </table:table-cell>
          <table:table-cell/>
          <table:table-cell office:value-type="string">
            <text:p>intimate</text:p>
          </table:table-cell>
          <table:table-cell office:value-type="float" office:value="0.912951224894">
            <text:p>0.913</text:p>
          </table:table-cell>
          <table:table-cell/>
        </table:table-row>
        <table:table-row table:style-name="ro1">
          <table:table-cell office:value-type="string">
            <text:p>wince</text:p>
          </table:table-cell>
          <table:table-cell office:value-type="float" office:value="-0.864664716763">
            <text:p>-0.865</text:p>
          </table:table-cell>
          <table:table-cell/>
          <table:table-cell office:value-type="string">
            <text:p>enrich</text:p>
          </table:table-cell>
          <table:table-cell office:value-type="float" office:value="0.864664716763">
            <text:p>0.865</text:p>
          </table:table-cell>
          <table:table-cell/>
        </table:table-row>
        <table:table-row table:style-name="ro1">
          <table:table-cell office:value-type="string">
            <text:p>endanger</text:p>
          </table:table-cell>
          <table:table-cell office:value-type="float" office:value="-0.812397114226">
            <text:p>-0.812</text:p>
          </table:table-cell>
          <table:table-cell/>
          <table:table-cell office:value-type="string">
            <text:p>freshen</text:p>
          </table:table-cell>
          <table:table-cell office:value-type="float" office:value="0.864664716763">
            <text:p>0.865</text:p>
          </table:table-cell>
          <table:table-cell/>
        </table:table-row>
        <table:table-row table:style-name="ro1">
          <table:table-cell office:value-type="string">
            <text:p>pass up</text:p>
          </table:table-cell>
          <table:table-cell office:value-type="float" office:value="-0.8091715817">
            <text:p>-0.809</text:p>
          </table:table-cell>
          <table:table-cell/>
          <table:table-cell office:value-type="string">
            <text:p>travel by</text:p>
          </table:table-cell>
          <table:table-cell office:value-type="float" office:value="0.812021517207">
            <text:p>0.812</text:p>
          </table:table-cell>
          <table:table-cell/>
        </table:table-row>
        <table:table-row table:style-name="ro1">
          <table:table-cell office:value-type="string">
            <text:p>dirty</text:p>
          </table:table-cell>
          <table:table-cell office:value-type="float" office:value="-0.803921567517">
            <text:p>-0.804</text:p>
          </table:table-cell>
          <table:table-cell/>
          <table:table-cell office:value-type="string">
            <text:p>zoom</text:p>
          </table:table-cell>
          <table:table-cell office:value-type="float" office:value="0.811807416761">
            <text:p>0.812</text:p>
          </table:table-cell>
          <table:table-cell/>
        </table:table-row>
        <table:table-row table:style-name="ro1">
          <table:table-cell office:value-type="string">
            <text:p>cave</text:p>
          </table:table-cell>
          <table:table-cell office:value-type="float" office:value="-0.800089380098">
            <text:p>-0.800</text:p>
          </table:table-cell>
          <table:table-cell/>
          <table:table-cell office:value-type="string">
            <text:p>invigorate</text:p>
          </table:table-cell>
          <table:table-cell office:value-type="float" office:value="0.80724367827">
            <text:p>0.807</text:p>
          </table:table-cell>
          <table:table-cell/>
        </table:table-row>
        <table:table-row table:style-name="ro1">
          <table:table-cell office:value-type="string">
            <text:p>peril</text:p>
          </table:table-cell>
          <table:table-cell office:value-type="float" office:value="-0.800073528917">
            <text:p>-0.800</text:p>
          </table:table-cell>
          <table:table-cell/>
          <table:table-cell office:value-type="string">
            <text:p>league</text:p>
          </table:table-cell>
          <table:table-cell office:value-type="float" office:value="0.804502150914">
            <text:p>0.805</text:p>
          </table:table-cell>
          <table:table-cell/>
        </table:table-row>
        <table:table-row table:style-name="ro1">
          <table:table-cell office:value-type="string">
            <text:p>appal</text:p>
          </table:table-cell>
          <table:table-cell office:value-type="float" office:value="-0.798103482005">
            <text:p>-0.798</text:p>
          </table:table-cell>
          <table:table-cell/>
          <table:table-cell office:value-type="string">
            <text:p>heave</text:p>
          </table:table-cell>
          <table:table-cell office:value-type="float" office:value="0.800814942775">
            <text:p>0.801</text:p>
          </table:table-cell>
          <table:table-cell/>
        </table:table-row>
        <table:table-row table:style-name="ro1">
          <table:table-cell office:value-type="string">
            <text:p>appall</text:p>
          </table:table-cell>
          <table:table-cell office:value-type="float" office:value="-0.798103482005">
            <text:p>-0.798</text:p>
          </table:table-cell>
          <table:table-cell/>
          <table:table-cell office:value-type="string">
            <text:p>soar up</text:p>
          </table:table-cell>
          <table:table-cell office:value-type="float" office:value="0.800728251364">
            <text:p>0.801</text:p>
          </table:table-cell>
          <table:table-cell/>
        </table:table-row>
        <table:table-row table:style-name="ro1">
          <table:table-cell office:value-type="string">
            <text:p>demean</text:p>
          </table:table-cell>
          <table:table-cell office:value-type="float" office:value="-0.798103482005">
            <text:p>-0.798</text:p>
          </table:table-cell>
          <table:table-cell/>
          <table:table-cell office:value-type="string">
            <text:p>reinstate</text:p>
          </table:table-cell>
          <table:table-cell office:value-type="float" office:value="0.800328847915">
            <text:p>0.800</text:p>
          </table:table-cell>
          <table:table-cell/>
        </table:table-row>
        <table:table-row table:style-name="ro1">
          <table:table-cell office:value-type="string">
            <text:p>disgrace</text:p>
          </table:table-cell>
          <table:table-cell office:value-type="float" office:value="-0.798103482005">
            <text:p>-0.798</text:p>
          </table:table-cell>
          <table:table-cell/>
          <table:table-cell office:value-type="string">
            <text:p>pass by</text:p>
          </table:table-cell>
          <table:table-cell office:value-type="float" office:value="0.799456097006">
            <text:p>0.799</text:p>
          </table:table-cell>
          <table:table-cell/>
        </table:table-row>
        <table:table-row table:style-name="ro1">
          <table:table-cell office:value-type="string">
            <text:p>fret</text:p>
          </table:table-cell>
          <table:table-cell office:value-type="float" office:value="-0.798103482005">
            <text:p>-0.798</text:p>
          </table:table-cell>
          <table:table-cell/>
          <table:table-cell office:value-type="string">
            <text:p>dish</text:p>
          </table:table-cell>
          <table:table-cell office:value-type="float" office:value="0.798103482005">
            <text:p>0.798</text:p>
          </table:table-cell>
          <table:table-cell/>
        </table:table-row>
        <table:table-row table:style-name="ro1">
          <table:table-cell office:value-type="string">
            <text:p>overreach</text:p>
          </table:table-cell>
          <table:table-cell office:value-type="float" office:value="-0.798103482005">
            <text:p>-0.798</text:p>
          </table:table-cell>
          <table:table-cell/>
          <table:table-cell office:value-type="string">
            <text:p>expectorate</text:p>
          </table:table-cell>
          <table:table-cell office:value-type="float" office:value="0.798103482005">
            <text:p>0.798</text:p>
          </table:table-cell>
          <table:table-cell/>
        </table:table-row>
        <table:table-row table:style-name="ro1">
          <table:table-cell office:value-type="string">
            <text:p>pooh-pooh</text:p>
          </table:table-cell>
          <table:table-cell office:value-type="float" office:value="-0.798103482005">
            <text:p>-0.798</text:p>
          </table:table-cell>
          <table:table-cell/>
          <table:table-cell office:value-type="string">
            <text:p>fructify</text:p>
          </table:table-cell>
          <table:table-cell office:value-type="float" office:value="0.798103482005">
            <text:p>0.798</text:p>
          </table:table-cell>
          <table:table-cell/>
        </table:table-row>
        <table:table-row table:style-name="ro1">
          <table:table-cell office:value-type="string">
            <text:p>rase</text:p>
          </table:table-cell>
          <table:table-cell office:value-type="float" office:value="-0.798103482005">
            <text:p>-0.798</text:p>
          </table:table-cell>
          <table:table-cell/>
          <table:table-cell office:value-type="string">
            <text:p>intumesce</text:p>
          </table:table-cell>
          <table:table-cell office:value-type="float" office:value="0.798103482005">
            <text:p>0.798</text:p>
          </table:table-cell>
          <table:table-cell/>
        </table:table-row>
        <table:table-row table:style-name="ro1">
          <table:table-cell office:value-type="string">
            <text:p>raze</text:p>
          </table:table-cell>
          <table:table-cell office:value-type="float" office:value="-0.798103482005">
            <text:p>-0.798</text:p>
          </table:table-cell>
          <table:table-cell/>
          <table:table-cell office:value-type="string">
            <text:p>lap</text:p>
          </table:table-cell>
          <table:table-cell office:value-type="float" office:value="0.798103482005">
            <text:p>0.798</text:p>
          </table:table-cell>
          <table:table-cell/>
        </table:table-row>
        <table:table-row table:style-name="ro1">
          <table:table-cell office:value-type="string">
            <text:p>repel</text:p>
          </table:table-cell>
          <table:table-cell office:value-type="float" office:value="-0.798103482005">
            <text:p>-0.798</text:p>
          </table:table-cell>
          <table:table-cell/>
          <table:table-cell office:value-type="string">
            <text:p>soar upwards</text:p>
          </table:table-cell>
          <table:table-cell office:value-type="float" office:value="0.796326255975">
            <text:p>0.796</text:p>
          </table:table-cell>
          <table:table-cell/>
        </table:table-row>
        <table:table-row table:style-name="ro1">
          <table:table-cell office:value-type="string">
            <text:p>squinch</text:p>
          </table:table-cell>
          <table:table-cell office:value-type="float" office:value="-0.798103482005">
            <text:p>-0.798</text:p>
          </table:table-cell>
          <table:table-cell/>
          <table:table-cell office:value-type="string">
            <text:p>enliven</text:p>
          </table:table-cell>
          <table:table-cell office:value-type="float" office:value="0.795383736355">
            <text:p>0.795</text:p>
          </table:table-cell>
          <table:table-cell/>
        </table:table-row>
        <table:table-row table:style-name="ro1">
          <table:table-cell office:value-type="string">
            <text:p>crack up</text:p>
          </table:table-cell>
          <table:table-cell office:value-type="float" office:value="-0.797228093245">
            <text:p>-0.797</text:p>
          </table:table-cell>
          <table:table-cell/>
          <table:table-cell office:value-type="string">
            <text:p>restitute</text:p>
          </table:table-cell>
          <table:table-cell office:value-type="float" office:value="0.789374378295">
            <text:p>0.789</text:p>
          </table:table-cell>
          <table:table-cell/>
        </table:table-row>
        <table:table-row table:style-name="ro1">
          <table:table-cell office:value-type="string">
            <text:p>deflower</text:p>
          </table:table-cell>
          <table:table-cell office:value-type="float" office:value="-0.790158778433">
            <text:p>-0.790</text:p>
          </table:table-cell>
          <table:table-cell/>
          <table:table-cell office:value-type="string">
            <text:p>convalesce</text:p>
          </table:table-cell>
          <table:table-cell office:value-type="float" office:value="0.789282462189">
            <text:p>0.789</text:p>
          </table:table-cell>
          <table:table-cell/>
        </table:table-row>
        <table:table-row table:style-name="ro1">
          <table:table-cell office:value-type="string">
            <text:p>crock up</text:p>
          </table:table-cell>
          <table:table-cell office:value-type="float" office:value="-0.7891768679">
            <text:p>-0.789</text:p>
          </table:table-cell>
          <table:table-cell/>
          <table:table-cell office:value-type="string">
            <text:p>exalt</text:p>
          </table:table-cell>
          <table:table-cell office:value-type="float" office:value="0.787190549999">
            <text:p>0.787</text:p>
          </table:table-cell>
          <table:table-cell/>
        </table:table-row>
        <table:table-row table:style-name="ro1">
          <table:table-cell office:value-type="string">
            <text:p>exacerbate</text:p>
          </table:table-cell>
          <table:table-cell office:value-type="float" office:value="-0.70282802269">
            <text:p>-0.703</text:p>
          </table:table-cell>
          <table:table-cell/>
          <table:table-cell office:value-type="string">
            <text:p>cheer</text:p>
          </table:table-cell>
          <table:table-cell office:value-type="float" office:value="0.786444898989">
            <text:p>0.786</text:p>
          </table:table-cell>
          <table:table-cell/>
        </table:table-row>
        <table:table-row table:style-name="ro1">
          <table:table-cell office:value-type="string">
            <text:p>benumb</text:p>
          </table:table-cell>
          <table:table-cell office:value-type="float" office:value="-0.698805788088">
            <text:p>-0.699</text:p>
          </table:table-cell>
          <table:table-cell/>
          <table:table-cell office:value-type="string">
            <text:p>integrate</text:p>
          </table:table-cell>
          <table:table-cell office:value-type="float" office:value="0.785999298142">
            <text:p>0.786</text:p>
          </table:table-cell>
          <table:table-cell/>
        </table:table-row>
        <table:table-row table:style-name="ro1">
          <table:table-cell office:value-type="string">
            <text:p>coggle</text:p>
          </table:table-cell>
          <table:table-cell office:value-type="float" office:value="-0.698805788088">
            <text:p>-0.699</text:p>
          </table:table-cell>
          <table:table-cell/>
          <table:table-cell office:value-type="string">
            <text:p>single</text:p>
          </table:table-cell>
          <table:table-cell office:value-type="float" office:value="0.785347488889">
            <text:p>0.785</text:p>
          </table:table-cell>
          <table:table-cell/>
        </table:table-row>
        <table:table-row table:style-name="ro1">
          <table:table-cell office:value-type="string">
            <text:p>contemn</text:p>
          </table:table-cell>
          <table:table-cell office:value-type="float" office:value="-0.698805788088">
            <text:p>-0.699</text:p>
          </table:table-cell>
          <table:table-cell/>
          <table:table-cell office:value-type="string">
            <text:p>gentle</text:p>
          </table:table-cell>
          <table:table-cell office:value-type="float" office:value="0.783783490939">
            <text:p>0.784</text:p>
          </table:table-cell>
          <table:table-cell/>
        </table:table-row>
        <table:table-row table:style-name="ro1">
          <table:table-cell office:value-type="string">
            <text:p>crap</text:p>
          </table:table-cell>
          <table:table-cell office:value-type="float" office:value="-0.698805788088">
            <text:p>-0.699</text:p>
          </table:table-cell>
          <table:table-cell/>
          <table:table-cell office:value-type="string">
            <text:p>fluff</text:p>
          </table:table-cell>
          <table:table-cell office:value-type="float" office:value="0.71164438306">
            <text:p>0.712</text:p>
          </table:table-cell>
          <table:table-cell/>
        </table:table-row>
        <table:table-row table:style-name="ro1">
          <table:table-cell office:value-type="string">
            <text:p>crossbreed</text:p>
          </table:table-cell>
          <table:table-cell office:value-type="float" office:value="-0.698805788088">
            <text:p>-0.699</text:p>
          </table:table-cell>
          <table:table-cell/>
          <table:table-cell office:value-type="string">
            <text:p>butterfly</text:p>
          </table:table-cell>
          <table:table-cell office:value-type="float" office:value="0.698805788088">
            <text:p>0.699</text:p>
          </table:table-cell>
          <table:table-cell/>
        </table:table-row>
        <table:table-row table:style-name="ro1">
          <table:table-cell office:value-type="string">
            <text:p>despise</text:p>
          </table:table-cell>
          <table:table-cell office:value-type="float" office:value="-0.698805788088">
            <text:p>-0.699</text:p>
          </table:table-cell>
          <table:table-cell/>
          <table:table-cell office:value-type="string">
            <text:p>coil</text:p>
          </table:table-cell>
          <table:table-cell office:value-type="float" office:value="0.698805788088">
            <text:p>0.699</text:p>
          </table:table-cell>
          <table:table-cell/>
        </table:table-row>
        <table:table-row table:style-name="ro1">
          <table:table-cell office:value-type="string">
            <text:p>grass</text:p>
          </table:table-cell>
          <table:table-cell office:value-type="float" office:value="-0.698805788088">
            <text:p>-0.699</text:p>
          </table:table-cell>
          <table:table-cell/>
          <table:table-cell office:value-type="string">
            <text:p>foreground</text:p>
          </table:table-cell>
          <table:table-cell office:value-type="float" office:value="0.698805788088">
            <text:p>0.699</text:p>
          </table:table-cell>
          <table:table-cell/>
        </table:table-row>
        <table:table-row table:style-name="ro1">
          <table:table-cell office:value-type="string">
            <text:p>grate</text:p>
          </table:table-cell>
          <table:table-cell office:value-type="float" office:value="-0.698805788088">
            <text:p>-0.699</text:p>
          </table:table-cell>
          <table:table-cell/>
          <table:table-cell office:value-type="string">
            <text:p>larn</text:p>
          </table:table-cell>
          <table:table-cell office:value-type="float" office:value="0.698805788088">
            <text:p>0.699</text:p>
          </table:table-cell>
          <table:table-cell/>
        </table:table-row>
        <table:table-row table:style-name="ro1">
          <table:table-cell office:value-type="string">
            <text:p>horrify</text:p>
          </table:table-cell>
          <table:table-cell office:value-type="float" office:value="-0.698805788088">
            <text:p>-0.699</text:p>
          </table:table-cell>
          <table:table-cell/>
          <table:table-cell office:value-type="string">
            <text:p>percolate</text:p>
          </table:table-cell>
          <table:table-cell office:value-type="float" office:value="0.698805788088">
            <text:p>0.699</text:p>
          </table:table-cell>
          <table:table-cell/>
        </table:table-row>
        <table:table-row table:style-name="ro1">
          <table:table-cell office:value-type="string">
            <text:p>hybridise</text:p>
          </table:table-cell>
          <table:table-cell office:value-type="float" office:value="-0.698805788088">
            <text:p>-0.699</text:p>
          </table:table-cell>
          <table:table-cell/>
          <table:table-cell office:value-type="string">
            <text:p>prance</text:p>
          </table:table-cell>
          <table:table-cell office:value-type="float" office:value="0.698805788088">
            <text:p>0.699</text:p>
          </table:table-cell>
          <table:table-cell/>
        </table:table-row>
        <table:table-row table:style-name="ro1">
          <table:table-cell office:value-type="string">
            <text:p>hybridize</text:p>
          </table:table-cell>
          <table:table-cell office:value-type="float" office:value="-0.698805788088">
            <text:p>-0.699</text:p>
          </table:table-cell>
          <table:table-cell/>
          <table:table-cell office:value-type="string">
            <text:p>puddle</text:p>
          </table:table-cell>
          <table:table-cell office:value-type="float" office:value="0.698805788088">
            <text:p>0.699</text:p>
          </table:table-cell>
          <table:table-cell/>
        </table:table-row>
        <table:table-row table:style-name="ro1">
          <table:table-cell office:value-type="string">
            <text:p>interbreed</text:p>
          </table:table-cell>
          <table:table-cell office:value-type="float" office:value="-0.698805788088">
            <text:p>-0.699</text:p>
          </table:table-cell>
          <table:table-cell/>
          <table:table-cell office:value-type="string">
            <text:p>respire</text:p>
          </table:table-cell>
          <table:table-cell office:value-type="float" office:value="0.698805788088">
            <text:p>0.699</text:p>
          </table:table-cell>
          <table:table-cell/>
        </table:table-row>
        <table:table-row table:style-name="ro1">
          <table:table-cell office:value-type="string">
            <text:p>outfox</text:p>
          </table:table-cell>
          <table:table-cell office:value-type="float" office:value="-0.698805788088">
            <text:p>-0.699</text:p>
          </table:table-cell>
          <table:table-cell/>
          <table:table-cell office:value-type="string">
            <text:p>sanctify</text:p>
          </table:table-cell>
          <table:table-cell office:value-type="float" office:value="0.698805788088">
            <text:p>0.699</text:p>
          </table:table-cell>
          <table:table-cell/>
        </table:table-row>
        <table:table-row table:style-name="ro1">
          <table:table-cell office:value-type="string">
            <text:p>outsmart</text:p>
          </table:table-cell>
          <table:table-cell office:value-type="float" office:value="-0.698805788088">
            <text:p>-0.699</text:p>
          </table:table-cell>
          <table:table-cell/>
          <table:table-cell office:value-type="string">
            <text:p>scrape</text:p>
          </table:table-cell>
          <table:table-cell office:value-type="float" office:value="0.698805788088">
            <text:p>0.699</text:p>
          </table:table-cell>
          <table:table-cell/>
        </table:table-row>
        <table:table-row table:style-name="ro1">
          <table:table-cell office:value-type="string">
            <text:p>outwit</text:p>
          </table:table-cell>
          <table:table-cell office:value-type="float" office:value="-0.698805788088">
            <text:p>-0.699</text:p>
          </table:table-cell>
          <table:table-cell/>
          <table:table-cell office:value-type="string">
            <text:p>snaffle</text:p>
          </table:table-cell>
          <table:table-cell office:value-type="float" office:value="0.698805788088">
            <text:p>0.699</text:p>
          </table:table-cell>
          <table:table-cell/>
        </table:table-row>
        <table:table-row table:style-name="ro1">
          <table:table-cell office:value-type="string">
            <text:p>scupper</text:p>
          </table:table-cell>
          <table:table-cell office:value-type="float" office:value="-0.698805788088">
            <text:p>-0.699</text:p>
          </table:table-cell>
          <table:table-cell/>
          <table:table-cell office:value-type="string">
            <text:p>spotlight</text:p>
          </table:table-cell>
          <table:table-cell office:value-type="float" office:value="0.698805788088">
            <text:p>0.699</text:p>
          </table:table-cell>
          <table:table-cell/>
        </table:table-row>
        <table:table-row table:style-name="ro1">
          <table:table-cell office:value-type="string">
            <text:p>signify</text:p>
          </table:table-cell>
          <table:table-cell office:value-type="float" office:value="-0.698805788088">
            <text:p>-0.699</text:p>
          </table:table-cell>
          <table:table-cell/>
          <table:table-cell office:value-type="string">
            <text:p>tauten</text:p>
          </table:table-cell>
          <table:table-cell office:value-type="float" office:value="0.698805788088">
            <text:p>0.699</text:p>
          </table:table-cell>
          <table:table-cell/>
        </table:table-row>
        <table:table-row table:style-name="ro1">
          <table:table-cell office:value-type="string">
            <text:p>spurn</text:p>
          </table:table-cell>
          <table:table-cell office:value-type="float" office:value="-0.698805788088">
            <text:p>-0.699</text:p>
          </table:table-cell>
          <table:table-cell/>
          <table:table-cell office:value-type="string">
            <text:p>tenderise</text:p>
          </table:table-cell>
          <table:table-cell office:value-type="float" office:value="0.698805788088">
            <text:p>0.699</text:p>
          </table:table-cell>
          <table:table-cell/>
        </table:table-row>
        <table:table-row table:style-name="ro1">
          <table:table-cell office:value-type="string">
            <text:p>stool</text:p>
          </table:table-cell>
          <table:table-cell office:value-type="float" office:value="-0.698805788088">
            <text:p>-0.699</text:p>
          </table:table-cell>
          <table:table-cell/>
          <table:table-cell office:value-type="string">
            <text:p>tenderize</text:p>
          </table:table-cell>
          <table:table-cell office:value-type="float" office:value="0.698805788088">
            <text:p>0.699</text:p>
          </table:table-cell>
          <table:table-cell/>
        </table:table-row>
        <table:table-row table:style-name="ro1">
          <table:table-cell office:value-type="string">
            <text:p>trample</text:p>
          </table:table-cell>
          <table:table-cell office:value-type="float" office:value="-0.698805788088">
            <text:p>-0.699</text:p>
          </table:table-cell>
          <table:table-cell/>
          <table:table-cell office:value-type="string">
            <text:p>wash</text:p>
          </table:table-cell>
          <table:table-cell office:value-type="float" office:value="0.698805788088">
            <text:p>0.699</text:p>
          </table:table-cell>
          <table:table-cell/>
        </table:table-row>
        <table:table-row table:style-name="ro1">
          <table:table-cell office:value-type="string">
            <text:p>exasperate</text:p>
          </table:table-cell>
          <table:table-cell office:value-type="float" office:value="-0.69123150205">
            <text:p>-0.691</text:p>
          </table:table-cell>
          <table:table-cell/>
          <table:table-cell office:value-type="string">
            <text:p>bobble</text:p>
          </table:table-cell>
          <table:table-cell office:value-type="float" office:value="0.688488532324">
            <text:p>0.688</text:p>
          </table:table-cell>
          <table:table-cell/>
        </table:table-row>
        <table:table-row table:style-name="ro1">
          <table:table-cell office:value-type="string">
            <text:p>scorn</text:p>
          </table:table-cell>
          <table:table-cell office:value-type="float" office:value="-0.611702993187">
            <text:p>-0.612</text:p>
          </table:table-cell>
          <table:table-cell/>
          <table:table-cell office:value-type="string">
            <text:p>bodge</text:p>
          </table:table-cell>
          <table:table-cell office:value-type="float" office:value="0.688488532324">
            <text:p>0.688</text:p>
          </table:table-cell>
          <table:table-cell/>
        </table:table-row>
        <table:table-row table:style-name="ro1">
          <table:table-cell office:value-type="string">
            <text:p>lambast</text:p>
          </table:table-cell>
          <table:table-cell office:value-type="float" office:value="-0.60618803114">
            <text:p>-0.606</text:p>
          </table:table-cell>
          <table:table-cell/>
          <table:table-cell office:value-type="string">
            <text:p>bollix</text:p>
          </table:table-cell>
          <table:table-cell office:value-type="float" office:value="0.688488532324">
            <text:p>0.688</text:p>
          </table:table-cell>
          <table:table-cell/>
        </table:table-row>
        <table:table-row table:style-name="ro1">
          <table:table-cell office:value-type="string">
            <text:p>lambaste</text:p>
          </table:table-cell>
          <table:table-cell office:value-type="float" office:value="-0.60618803114">
            <text:p>-0.606</text:p>
          </table:table-cell>
          <table:table-cell/>
          <table:table-cell office:value-type="string">
            <text:p>bollocks</text:p>
          </table:table-cell>
          <table:table-cell office:value-type="float" office:value="0.688488532324">
            <text:p>0.688</text:p>
          </table:table-cell>
          <table:table-cell/>
        </table:table-row>
        <table:table-row table:style-name="ro1">
          <table:table-cell office:value-type="string">
            <text:p>scold</text:p>
          </table:table-cell>
          <table:table-cell office:value-type="float" office:value="-0.60618803114">
            <text:p>-0.606</text:p>
          </table:table-cell>
          <table:table-cell/>
          <table:table-cell office:value-type="string">
            <text:p>botch</text:p>
          </table:table-cell>
          <table:table-cell office:value-type="float" office:value="0.688488532324">
            <text:p>0.688</text:p>
          </table:table-cell>
          <table:table-cell/>
        </table:table-row>
        <table:table-row table:style-name="ro1">
          <table:table-cell office:value-type="string">
            <text:p>cheapen</text:p>
          </table:table-cell>
          <table:table-cell office:value-type="float" office:value="-0.603464139737">
            <text:p>-0.603</text:p>
          </table:table-cell>
          <table:table-cell/>
          <table:table-cell office:value-type="string">
            <text:p>bungle</text:p>
          </table:table-cell>
          <table:table-cell office:value-type="float" office:value="0.688488532324">
            <text:p>0.688</text:p>
          </table:table-cell>
          <table:table-cell/>
        </table:table-row>
        <table:table-row table:style-name="ro1">
          <table:table-cell office:value-type="string">
            <text:p>faint</text:p>
          </table:table-cell>
          <table:table-cell office:value-type="float" office:value="-0.589010616667">
            <text:p>-0.589</text:p>
          </table:table-cell>
          <table:table-cell/>
          <table:table-cell office:value-type="string">
            <text:p>flub</text:p>
          </table:table-cell>
          <table:table-cell office:value-type="float" office:value="0.688488532324">
            <text:p>0.688</text:p>
          </table:table-cell>
          <table:table-cell/>
        </table:table-row>
        <table:table-row table:style-name="ro1">
          <table:table-cell office:value-type="string">
            <text:p>begrime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fumble</text:p>
          </table:table-cell>
          <table:table-cell office:value-type="float" office:value="0.688488532324">
            <text:p>0.688</text:p>
          </table:table-cell>
          <table:table-cell/>
        </table:table-row>
        <table:table-row table:style-name="ro1">
          <table:table-cell office:value-type="string">
            <text:p>bemire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mishandle</text:p>
          </table:table-cell>
          <table:table-cell office:value-type="float" office:value="0.688488532324">
            <text:p>0.688</text:p>
          </table:table-cell>
          <table:table-cell/>
        </table:table-row>
        <table:table-row table:style-name="ro1">
          <table:table-cell office:value-type="string">
            <text:p>blind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muff</text:p>
          </table:table-cell>
          <table:table-cell office:value-type="float" office:value="0.688488532324">
            <text:p>0.688</text:p>
          </table:table-cell>
          <table:table-cell/>
        </table:table-row>
        <table:table-row table:style-name="ro1">
          <table:table-cell office:value-type="string">
            <text:p>bombard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conciliate</text:p>
          </table:table-cell>
          <table:table-cell office:value-type="float" office:value="0.60618803114">
            <text:p>0.606</text:p>
          </table:table-cell>
          <table:table-cell/>
        </table:table-row>
        <table:table-row table:style-name="ro1">
          <table:table-cell office:value-type="string">
            <text:p>ca-ca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fine</text:p>
          </table:table-cell>
          <table:table-cell office:value-type="float" office:value="0.551873066127">
            <text:p>0.552</text:p>
          </table:table-cell>
          <table:table-cell/>
        </table:table-row>
        <table:table-row table:style-name="ro1">
          <table:table-cell office:value-type="string">
            <text:p>chitchat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befit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clapperclaw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beseem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coldcock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calve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colly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censor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cull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cock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decoct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connote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defecate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coquet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devour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coquette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disapprove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crease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disesteem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dare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disjoin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delight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emaciate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discerp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flinch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ennoble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fool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ensnare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funk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externalise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grime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externalize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interrogate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fertilise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knead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fertilize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macerate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fledge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monkey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gratify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moo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kink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mottle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philander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mow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prime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obnubilate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revel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obsess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ripen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ooze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sashay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paddle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school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peel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seduce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quail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strut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repulse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suspire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respite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ticket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revere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tidy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reverence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tittup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rustle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tune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soil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type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swig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unclutter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tackle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underachieve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tamp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worship</text:p>
          </table:table-cell>
          <table:table-cell office:value-type="float" office:value="0.550671035883">
            <text:p>0.551</text:p>
          </table:table-cell>
          <table:table-cell/>
        </table:table-row>
        <table:table-row table:style-name="ro1">
          <table:table-cell office:value-type="string">
            <text:p>throb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reprocess</text:p>
          </table:table-cell>
          <table:table-cell office:value-type="float" office:value="0.537618793698">
            <text:p>0.538</text:p>
          </table:table-cell>
          <table:table-cell/>
        </table:table-row>
        <table:table-row table:style-name="ro1">
          <table:table-cell office:value-type="string">
            <text:p>thrum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confederate</text:p>
          </table:table-cell>
          <table:table-cell office:value-type="float" office:value="0.535661130666">
            <text:p>0.536</text:p>
          </table:table-cell>
          <table:table-cell/>
        </table:table-row>
        <table:table-row table:style-name="ro1">
          <table:table-cell office:value-type="string">
            <text:p>thunder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reuse</text:p>
          </table:table-cell>
          <table:table-cell office:value-type="float" office:value="0.522280787729">
            <text:p>0.522</text:p>
          </table:table-cell>
          <table:table-cell/>
        </table:table-row>
        <table:table-row table:style-name="ro1">
          <table:table-cell office:value-type="string">
            <text:p>tinker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indue</text:p>
          </table:table-cell>
          <table:table-cell office:value-type="float" office:value="0.488579766526">
            <text:p>0.489</text:p>
          </table:table-cell>
          <table:table-cell/>
        </table:table-row>
        <table:table-row table:style-name="ro1">
          <table:table-cell office:value-type="string">
            <text:p>tweet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endow</text:p>
          </table:table-cell>
          <table:table-cell office:value-type="float" office:value="0.482182970222">
            <text:p>0.482</text:p>
          </table:table-cell>
          <table:table-cell/>
        </table:table-row>
        <table:table-row table:style-name="ro1">
          <table:table-cell office:value-type="string">
            <text:p>venerate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endue</text:p>
          </table:table-cell>
          <table:table-cell office:value-type="float" office:value="0.479373736609">
            <text:p>0.479</text:p>
          </table:table-cell>
          <table:table-cell/>
        </table:table-row>
        <table:table-row table:style-name="ro1">
          <table:table-cell office:value-type="string">
            <text:p>vent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billow</text:p>
          </table:table-cell>
          <table:table-cell office:value-type="float" office:value="0.474525310511">
            <text:p>0.475</text:p>
          </table:table-cell>
          <table:table-cell/>
        </table:table-row>
        <table:table-row table:style-name="ro1">
          <table:table-cell office:value-type="string">
            <text:p>wring</text:p>
          </table:table-cell>
          <table:table-cell office:value-type="float" office:value="-0.550671035883">
            <text:p>-0.551</text:p>
          </table:table-cell>
          <table:table-cell/>
          <table:table-cell office:value-type="string">
            <text:p>recuperate</text:p>
          </table:table-cell>
          <table:table-cell office:value-type="float" office:value="0.469640980218">
            <text:p>0.470</text:p>
          </table:table-cell>
          <table:table-cell/>
        </table:table-row>
        <table:table-row table:style-name="ro1">
          <table:table-cell office:value-type="string">
            <text:p>jerk</text:p>
          </table:table-cell>
          <table:table-cell office:value-type="float" office:value="-0.540375709752">
            <text:p>-0.540</text:p>
          </table:table-cell>
          <table:table-cell/>
          <table:table-cell office:value-type="string">
            <text:p>refund</text:p>
          </table:table-cell>
          <table:table-cell office:value-type="float" office:value="0.466252227545">
            <text:p>0.466</text:p>
          </table:table-cell>
          <table:table-cell/>
        </table:table-row>
        <table:table-row table:style-name="ro1">
          <table:table-cell office:value-type="string">
            <text:p>berate</text:p>
          </table:table-cell>
          <table:table-cell office:value-type="float" office:value="-0.518798830058">
            <text:p>-0.519</text:p>
          </table:table-cell>
          <table:table-cell/>
          <table:table-cell office:value-type="string">
            <text:p>regress</text:p>
          </table:table-cell>
          <table:table-cell office:value-type="float" office:value="0.465914083101">
            <text:p>0.466</text:p>
          </table:table-cell>
          <table:table-cell/>
        </table:table-row>
        <table:table-row table:style-name="ro1">
          <table:table-cell office:value-type="string">
            <text:p>chide</text:p>
          </table:table-cell>
          <table:table-cell office:value-type="float" office:value="-0.518798830058">
            <text:p>-0.519</text:p>
          </table:table-cell>
          <table:table-cell/>
          <table:table-cell office:value-type="string">
            <text:p>give back</text:p>
          </table:table-cell>
          <table:table-cell office:value-type="float" office:value="0.46038029264">
            <text:p>0.460</text:p>
          </table:table-cell>
          <table:table-cell/>
        </table:table-row>
        <table:table-row table:style-name="ro1">
          <table:table-cell office:value-type="string">
            <text:p>idle</text:p>
          </table:table-cell>
          <table:table-cell office:value-type="float" office:value="-0.518798830058">
            <text:p>-0.519</text:p>
          </table:table-cell>
          <table:table-cell/>
          <table:table-cell office:value-type="string">
            <text:p>inhale</text:p>
          </table:table-cell>
          <table:table-cell office:value-type="float" office:value="0.441672223676">
            <text:p>0.442</text:p>
          </table:table-cell>
          <table:table-cell/>
        </table:table-row>
        <table:table-row table:style-name="ro1">
          <table:table-cell office:value-type="string">
            <text:p>inebriate</text:p>
          </table:table-cell>
          <table:table-cell office:value-type="float" office:value="-0.518798830058">
            <text:p>-0.519</text:p>
          </table:table-cell>
          <table:table-cell/>
          <table:table-cell office:value-type="string">
            <text:p>go by</text:p>
          </table:table-cell>
          <table:table-cell office:value-type="float" office:value="0.436394969318">
            <text:p>0.436</text:p>
          </table:table-cell>
          <table:table-cell/>
        </table:table-row>
        <table:table-row table:style-name="ro1">
          <table:table-cell office:value-type="string">
            <text:p>rebuke</text:p>
          </table:table-cell>
          <table:table-cell office:value-type="float" office:value="-0.518798830058">
            <text:p>-0.519</text:p>
          </table:table-cell>
          <table:table-cell/>
          <table:table-cell office:value-type="string">
            <text:p>breathe in</text:p>
          </table:table-cell>
          <table:table-cell office:value-type="float" office:value="0.43325938331">
            <text:p>0.433</text:p>
          </table:table-cell>
          <table:table-cell/>
        </table:table-row>
        <table:table-row table:style-name="ro1">
          <table:table-cell office:value-type="string">
            <text:p>reprimand</text:p>
          </table:table-cell>
          <table:table-cell office:value-type="float" office:value="-0.518798830058">
            <text:p>-0.519</text:p>
          </table:table-cell>
          <table:table-cell/>
          <table:table-cell office:value-type="string">
            <text:p>reestablish</text:p>
          </table:table-cell>
          <table:table-cell office:value-type="float" office:value="0.421376789522">
            <text:p>0.421</text:p>
          </table:table-cell>
          <table:table-cell/>
        </table:table-row>
        <table:table-row table:style-name="ro1">
          <table:table-cell office:value-type="string">
            <text:p>reproof</text:p>
          </table:table-cell>
          <table:table-cell office:value-type="float" office:value="-0.518798830058">
            <text:p>-0.519</text:p>
          </table:table-cell>
          <table:table-cell/>
          <table:table-cell office:value-type="string">
            <text:p>animate</text:p>
          </table:table-cell>
          <table:table-cell office:value-type="float" office:value="0.411080714144">
            <text:p>0.411</text:p>
          </table:table-cell>
          <table:table-cell/>
        </table:table-row>
        <table:table-row table:style-name="ro1">
          <table:table-cell office:value-type="string">
            <text:p>slim</text:p>
          </table:table-cell>
          <table:table-cell office:value-type="float" office:value="-0.518798830058">
            <text:p>-0.519</text:p>
          </table:table-cell>
          <table:table-cell/>
          <table:table-cell office:value-type="string">
            <text:p>rejuvenate</text:p>
          </table:table-cell>
          <table:table-cell office:value-type="float" office:value="0.407807503892">
            <text:p>0.408</text:p>
          </table:table-cell>
          <table:table-cell/>
        </table:table-row>
        <table:table-row table:style-name="ro1">
          <table:table-cell office:value-type="string">
            <text:p>smear</text:p>
          </table:table-cell>
          <table:table-cell office:value-type="float" office:value="-0.518798830058">
            <text:p>-0.519</text:p>
          </table:table-cell>
          <table:table-cell/>
          <table:table-cell office:value-type="string">
            <text:p>drum</text:p>
          </table:table-cell>
          <table:table-cell office:value-type="float" office:value="0.402509973161">
            <text:p>0.403</text:p>
          </table:table-cell>
          <table:table-cell/>
        </table:table-row>
        <table:table-row table:style-name="ro1">
          <table:table-cell office:value-type="string">
            <text:p>snarl</text:p>
          </table:table-cell>
          <table:table-cell office:value-type="float" office:value="-0.518798830058">
            <text:p>-0.519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>
            <text:p>turn down</text:p>
          </table:table-cell>
          <table:table-cell office:value-type="float" office:value="-0.490423110023">
            <text:p>-0.490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>
            <text:p>punish</text:p>
          </table:table-cell>
          <table:table-cell office:value-type="float" office:value="-0.48643720366">
            <text:p>-0.486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string">
            <text:p>penalise</text:p>
          </table:table-cell>
          <table:table-cell office:value-type="float" office:value="-0.486424220327">
            <text:p>-0.486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>
            <text:p>stoop</text:p>
          </table:table-cell>
          <table:table-cell office:value-type="float" office:value="-0.479618898011">
            <text:p>-0.480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>
            <text:p>swinge</text:p>
          </table:table-cell>
          <table:table-cell office:value-type="float" office:value="-0.478019470419">
            <text:p>-0.478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>
            <text:p>sabotage</text:p>
          </table:table-cell>
          <table:table-cell office:value-type="float" office:value="-0.460010755912">
            <text:p>-0.460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>
            <text:p>countermine</text:p>
          </table:table-cell>
          <table:table-cell office:value-type="float" office:value="-0.458717235252">
            <text:p>-0.459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>
            <text:p>delapidate</text:p>
          </table:table-cell>
          <table:table-cell office:value-type="float" office:value="-0.439899237333">
            <text:p>-0.440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>
            <text:p>slug</text:p>
          </table:table-cell>
          <table:table-cell office:value-type="float" office:value="-0.435004153728">
            <text:p>-0.435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>
            <text:p>slog</text:p>
          </table:table-cell>
          <table:table-cell office:value-type="float" office:value="-0.4319349266">
            <text:p>-0.432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>
            <text:p>bankrupt</text:p>
          </table:table-cell>
          <table:table-cell office:value-type="float" office:value="-0.425650472468">
            <text:p>-0.426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>
            <text:p>overtop</text:p>
          </table:table-cell>
          <table:table-cell office:value-type="float" office:value="-0.420106253978">
            <text:p>-0.420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>
            <text:p>decay</text:p>
          </table:table-cell>
          <table:table-cell office:value-type="float" office:value="-0.405099924861">
            <text:p>-0.405</text:p>
          </table:table-cell>
          <table:table-cell/>
          <table:table-cell table:style-name="Default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Sheet1.D1:Sheet1.F6553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5/09/2011</text:date>, <text:time>01:1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d An</meta:initial-creator>
    <meta:creation-date>2011-05-09T01:07:14.05</meta:creation-date>
    <dc:date>2011-05-09T01:15:29.87</dc:date>
    <dc:creator>Ted An</dc:creator>
    <meta:editing-duration>PT00H04M34S</meta:editing-duration>
    <meta:editing-cycles>4</meta:editing-cycles>
    <meta:generator>OpenOffice.org/3.2$Win32 OpenOffice.org_project/320m18$Build-9502</meta:generator>
    <meta:document-statistic meta:table-count="3" meta:cell-count="500" meta:object-count="0"/>
  </office:meta>
</office:document-meta>
</file>